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-Oblique" svg:font-family="Helvetica-Obliq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-Roman" svg:font-family="Times-Roman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Times-Roman" fo:font-size="12pt" fo:letter-spacing="normal" officeooo:rsid="0005412b" officeooo:paragraph-rsid="0005412b" style:letter-kerning="false" style:font-size-asian="12pt" style:font-size-complex="12pt"/>
    </style:style>
    <style:style style:name="P2" style:family="paragraph" style:parent-style-name="Standard">
      <style:text-properties style:use-window-font-color="true" loext:opacity="0%" style:font-name="Times-Roman" fo:font-size="12pt" fo:letter-spacing="normal" style:letter-kerning="false" style:font-size-asian="12pt" style:font-size-complex="12pt"/>
    </style:style>
    <style:style style:name="P3" style:family="paragraph" style:parent-style-name="Standard">
      <style:text-properties fo:color="#1f1f1f" loext:opacity="100%" style:font-name="Helvetica" fo:font-size="12pt" fo:letter-spacing="normal" style:letter-kerning="false" style:font-size-asian="12pt" style:font-size-complex="12pt"/>
    </style:style>
    <style:style style:name="P4" style:family="paragraph" style:parent-style-name="Standard">
      <style:text-properties fo:color="#2c2c2c" loext:opacity="100%" style:font-name="Helvetica" fo:font-size="12pt" fo:letter-spacing="normal" style:letter-kerning="false" style:font-size-asian="12pt" style:font-size-complex="12pt"/>
    </style:style>
    <style:style style:name="P5" style:family="paragraph" style:parent-style-name="Standard">
      <style:text-properties fo:color="#2c2c2c" loext:opacity="100%" style:font-name="Helvetica" fo:font-size="12pt" fo:letter-spacing="normal" fo:font-style="normal" style:letter-kerning="false" style:font-size-asian="12pt" style:font-style-asian="normal" style:font-size-complex="12pt"/>
    </style:style>
    <style:style style:name="P6" style:family="paragraph" style:parent-style-name="Standard">
      <style:text-properties fo:color="#2c2c2c" loext:opacity="100%" style:font-name="Helvetica" fo:font-size="12pt" fo:letter-spacing="normal" fo:font-style="normal" officeooo:rsid="0005412b" officeooo:paragraph-rsid="0005412b" style:letter-kerning="false" style:font-size-asian="12pt" style:font-style-asian="normal" style:font-size-complex="12pt"/>
    </style:style>
    <style:style style:name="P7" style:family="paragraph" style:parent-style-name="Standard">
      <style:text-properties fo:font-size="12pt" officeooo:rsid="0005412b" officeooo:paragraph-rsid="0005412b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T1" style:family="text">
      <style:text-properties style:use-window-font-color="true" loext:opacity="0%" style:font-name="Times-Roman" fo:font-size="16pt" fo:letter-spacing="normal" style:letter-kerning="false" style:font-size-asian="16pt"/>
    </style:style>
    <style:style style:name="T2" style:family="text">
      <style:text-properties style:use-window-font-color="true" loext:opacity="0%" style:font-name="Times-Roman" fo:font-size="16pt" fo:letter-spacing="normal" fo:font-style="normal" style:letter-kerning="false" style:font-size-asian="16pt" style:font-style-asian="normal"/>
    </style:style>
    <style:style style:name="T3" style:family="text">
      <style:text-properties style:use-window-font-color="true" loext:opacity="0%" style:font-name="Times-Roman" fo:letter-spacing="normal" style:letter-kerning="false"/>
    </style:style>
    <style:style style:name="T4" style:family="text">
      <style:text-properties style:use-window-font-color="true" loext:opacity="0%" style:font-name="Times-Roman" fo:letter-spacing="normal" fo:font-style="normal" style:letter-kerning="false" style:font-style-asian="normal"/>
    </style:style>
    <style:style style:name="T5" style:family="text">
      <style:text-properties fo:color="#1f1f1f" loext:opacity="100%" style:font-name="Helvetica" fo:font-size="14pt" fo:letter-spacing="normal" style:letter-kerning="false" style:font-size-asian="14pt"/>
    </style:style>
    <style:style style:name="T6" style:family="text">
      <style:text-properties fo:color="#1f1f1f" loext:opacity="100%" style:font-name="Helvetica" fo:letter-spacing="normal" style:letter-kerning="false"/>
    </style:style>
    <style:style style:name="T7" style:family="text">
      <style:text-properties fo:color="#2c2c2c" loext:opacity="100%" style:font-name="Helvetica" fo:font-size="14pt" fo:letter-spacing="normal" style:letter-kerning="false" style:font-size-asian="14pt"/>
    </style:style>
    <style:style style:name="T8" style:family="text">
      <style:text-properties fo:color="#2c2c2c" loext:opacity="100%" style:font-name="Helvetica" fo:font-size="14pt" fo:letter-spacing="normal" fo:font-style="normal" style:letter-kerning="false" style:font-size-asian="14pt" style:font-style-asian="normal"/>
    </style:style>
    <style:style style:name="T9" style:family="text">
      <style:text-properties fo:color="#2c2c2c" loext:opacity="100%" style:font-name="Helvetica" fo:letter-spacing="normal" style:letter-kerning="false"/>
    </style:style>
    <style:style style:name="T10" style:family="text">
      <style:text-properties fo:color="#2c2c2c" loext:opacity="100%" style:font-name="Helvetica" fo:letter-spacing="normal" fo:font-style="normal" style:letter-kerning="false" style:font-style-asian="normal"/>
    </style:style>
    <style:style style:name="T11" style:family="text">
      <style:text-properties fo:color="#1b1f22" loext:opacity="100%" style:font-name="Helvetica" fo:font-size="14pt" fo:letter-spacing="normal" style:letter-kerning="false" style:font-size-asian="14pt"/>
    </style:style>
    <style:style style:name="T12" style:family="text">
      <style:text-properties fo:color="#1b1f22" loext:opacity="100%" style:font-name="Helvetica" fo:font-size="14pt" fo:letter-spacing="normal" fo:font-style="normal" style:letter-kerning="false" style:font-size-asian="14pt" style:font-style-asian="normal"/>
    </style:style>
    <style:style style:name="T13" style:family="text">
      <style:text-properties fo:color="#1b1f22" loext:opacity="100%" style:font-name="Helvetica" fo:letter-spacing="normal" style:letter-kerning="false"/>
    </style:style>
    <style:style style:name="T14" style:family="text">
      <style:text-properties fo:color="#1b1f22" loext:opacity="100%" style:font-name="Helvetica" fo:letter-spacing="normal" fo:font-style="normal" style:letter-kerning="false" style:font-style-asian="normal"/>
    </style:style>
    <style:style style:name="T15" style:family="text">
      <style:text-properties fo:color="#1b1f22" loext:opacity="100%" style:font-name="Helvetica-Oblique" fo:font-size="14pt" fo:letter-spacing="normal" fo:font-style="italic" style:letter-kerning="false" style:font-size-asian="14pt" style:font-style-asian="italic"/>
    </style:style>
    <style:style style:name="T16" style:family="text">
      <style:text-properties fo:color="#1b1f22" loext:opacity="100%" style:font-name="Helvetica-Oblique" fo:letter-spacing="normal" fo:font-style="italic" style:letter-kerning="false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 Week 4 Exam</text:p>
      <text:p text:style-name="P7"/>
      <text:p text:style-name="P1"/>
      <text:p text:style-name="P8"><text:span text:style-name="T3">1. Explain what is a protocol and why do we use them?</text:span></text:p>
      <text:p text:style-name="P8"><text:span text:style-name="T3">-</text:span></text:p>
      <text:p text:style-name="P2"/>
      <text:p text:style-name="P8"><text:span text:style-name="T3">2. What is a REST-api?</text:span></text:p>
      <text:p text:style-name="P8"><text:span text:style-name="T3">-</text:span></text:p>
      <text:p text:style-name="P2"/>
      <text:p text:style-name="P8"><text:span text:style-name="T3">3. How do we get data from it?</text:span></text:p>
      <text:p text:style-name="P8"><text:span text:style-name="T3">-</text:span></text:p>
      <text:p text:style-name="P2"/>
      <text:p text:style-name="P8"><text:span text:style-name="T3">4. What are the different ways we can handle multithreading in iOS?</text:span></text:p>
      <text:p text:style-name="P8"><text:span text:style-name="T3">-</text:span></text:p>
      <text:p text:style-name="P2"/>
      <text:p text:style-name="P8"><text:span text:style-name="T3">5. What is Core Data?</text:span></text:p>
      <text:p text:style-name="P8"><text:span text:style-name="T3">-</text:span></text:p>
      <text:p text:style-name="P2"/>
      <text:p text:style-name="P8"><text:span text:style-name="T3">6. What are other ways that you have used Data Persistency?</text:span></text:p>
      <text:p text:style-name="P8"><text:span text:style-name="T3">-</text:span></text:p>
      <text:p text:style-name="P2"/>
      <text:p text:style-name="P8"><text:span text:style-name="T3">7. How do you make CoreData Thread Safe?</text:span></text:p>
      <text:p text:style-name="P2">-</text:p>
      <text:p text:style-name="P2"/>
      <text:p text:style-name="P8"><text:span text:style-name="T3">8. What are the different ways we can unwrap an optional?</text:span></text:p>
      <text:p text:style-name="P2">-</text:p>
      <text:p text:style-name="P2"/>
      <text:p text:style-name="P8"><text:span text:style-name="T3">9. How would you go about creating your own data structure to take the place of an optionals if they didn’t already exist in Swift?</text:span></text:p>
      <text:p text:style-name="P2">-</text:p>
      <text:p text:style-name="P2"/>
      <text:p text:style-name="P8"><text:span text:style-name="T3">9. What is a retain cycle? How do we avoid them?</text:span></text:p>
      <text:p text:style-name="P2">-</text:p>
      <text:p text:style-name="P2"/>
      <text:p text:style-name="P8"><text:span text:style-name="T3">10. How are dispatch groups implemented?</text:span></text:p>
      <text:p text:style-name="P2">-</text:p>
      <text:p text:style-name="P2"/>
      <text:p text:style-name="P8"><text:span text:style-name="T3">11. What is Autolayout?</text:span></text:p>
      <text:p text:style-name="P2">-</text:p>
      <text:p text:style-name="P2"/>
      <text:p text:style-name="P8"><text:span text:style-name="T3">12. What is a closure? What is the difference between an escaping and non-escaping closure?</text:span></text:p>
      <text:p text:style-name="P2">-</text:p>
      <text:p text:style-name="P2"/>
      <text:p text:style-name="P8"><text:span text:style-name="T3">13. </text:span><text:span text:style-name="T6">What are lazy properties, how do they work?</text:span></text:p>
      <text:p text:style-name="P3">-</text:p>
      <text:p text:style-name="P3"/>
      <text:p text:style-name="P8"><text:span text:style-name="T6">14. What are property observers?</text:span></text:p>
      <text:p text:style-name="P3">-</text:p>
      <text:p text:style-name="P3"/>
      <text:p text:style-name="P8"><text:soft-page-break/><text:span text:style-name="T6">15. What’s the application and controller lifecycle?</text:span></text:p>
      <text:p text:style-name="P3">-</text:p>
      <text:p text:style-name="P3"/>
      <text:p text:style-name="P8"><text:span text:style-name="T6">16. How would you store sensitive user data?</text:span></text:p>
      <text:p text:style-name="P3">-</text:p>
      <text:p text:style-name="P3"/>
      <text:p text:style-name="P8"><text:span text:style-name="T6">17. </text:span><text:span text:style-name="T9">What is a Guard statement?</text:span></text:p>
      <text:p text:style-name="P4">-</text:p>
      <text:p text:style-name="P4"/>
      <text:p text:style-name="P8"><text:span text:style-name="T9">18. </text:span><text:span text:style-name="T13">What is a </text:span><text:span text:style-name="T16">Serial Queue</text:span><text:span text:style-name="T14">?</text:span></text:p>
      <text:p text:style-name="P5">-</text:p>
      <text:p text:style-name="P5"/>
      <text:p text:style-name="P8"><text:span text:style-name="T10">19. What is the difference between strong, weak, &amp; unowned? When do we use them?</text:span></text:p>
      <text:p text:style-name="P6">-</text:p>
      <text:p text:style-name="P6"/>
      <text:p text:style-name="P7"><text:span text:style-name="T10">20. </text:span><text:span text:style-name="T4"><text:s/>How do we create Singletons in Swift?</text:span></text:p>
      <text:p text:style-name="P7"><text:span text:style-name="T4">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-Oblique" svg:font-family="Helvetica-Obliq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7T08:37:31.663347392</meta:creation-date>
    <dc:date>2022-06-29T14:15:28.300830406</dc:date>
    <meta:editing-duration>P2DT5H27M43S</meta:editing-duration>
    <meta:editing-cycles>1</meta:editing-cycles>
    <meta:document-statistic meta:table-count="0" meta:image-count="0" meta:object-count="0" meta:page-count="2" meta:paragraph-count="43" meta:word-count="222" meta:character-count="1070" meta:non-whitespace-character-count="890"/>
    <meta:generator>LibreOffice/7.3.3.2$MacOSX_X86_64 LibreOffice_project/d1d0ea68f081ee2800a922cac8f79445e4603348</meta:generator>
  </office:meta>
</office:document-meta>
</file>